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Text_20_body">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language="es" fo:country="ES"/>
    </style:style>
    <style:style style:name="T2" style:family="text">
      <style:text-properties fo:color="#ff3333"/>
    </style:style>
    <style:style style:name="T3" style:family="text">
      <style:text-properties fo:color="#ff3333" fo:font-style="normal" style:text-underline-style="none" fo:font-weight="normal" style:font-style-asian="normal" style:font-weight-asian="normal" style:font-style-complex="normal" style:font-weight-complex="normal"/>
    </style:style>
    <style:style style:name="T4" style:family="text">
      <style:text-properties style:font-name="Times New Roman"/>
    </style:style>
    <style:style style:name="T5" style:family="text">
      <style:text-properties style:text-underline-style="none"/>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3333ff"/>
    </style:style>
    <style:style style:name="T10" style:family="text">
      <style:text-properties fo:color="#3333ff" fo:font-style="normal" style:text-underline-style="none" fo:font-weight="normal" style:font-style-asian="normal" style:font-weight-asian="normal" style:font-style-complex="normal" style:font-weight-complex="normal"/>
    </style:style>
    <style:style style:name="T11" style:family="text">
      <style:text-properties fo:font-size="9pt" fo:font-style="normal" style:text-underline-style="none" style:font-size-asian="9pt" style:font-style-asian="normal" style:font-size-complex="9pt" style:font-style-complex="normal"/>
    </style:style>
    <style:style style:name="T12"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13" style:family="text">
      <style:text-properties fo:font-size="10pt" style:font-size-asian="10pt" style:font-size-complex="10pt"/>
    </style:style>
    <style:style style:name="T14" style:family="text">
      <style:text-properties fo:font-size="10pt" fo:font-style="normal" style:text-underline-style="none" style:font-size-asian="10pt" style:font-style-asian="normal" style:font-size-complex="10pt" style:font-style-complex="normal"/>
    </style:style>
    <style:style style:name="T15"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font-name="Arial"/>
    </style:style>
    <style:style style:name="T17" style:family="text">
      <style:text-properties style:font-name="Arial" style:text-underline-style="none"/>
    </style:style>
    <style:style style:name="T18" style:family="text">
      <style:text-properties style:font-name="Arial" style:text-underline-style="none" fo:font-weight="normal" style:font-weight-asian="normal" style:font-weight-complex="normal"/>
    </style:style>
    <style:style style:name="T19" style:family="text">
      <style:text-properties style:font-name="Arial" fo:font-weight="normal" style:font-weight-asian="normal" style:font-weight-complex="normal"/>
    </style:style>
    <style:style style:name="T20" style:family="text">
      <style:text-properties style:font-name="Arial" fo:font-style="normal" style:text-underline-style="none" fo:font-weight="normal" style:font-style-asian="normal" style:font-weight-asian="normal" style:font-style-complex="normal" style:font-weight-complex="normal"/>
    </style:style>
    <style:style style:name="T21"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style:font-name="Courier New" fo:font-size="9pt" fo:font-style="normal" style:text-underline-style="none" fo:font-weight="normal" style:font-size-asian="9pt" style:font-style-asian="normal" style:font-weight-asian="normal" style:font-size-complex="9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MPORTANTE: no imites la tipografía de este ejercicio si aspiras a que alguien lea lo que escribes.</text:span></text:p>
      <text:p text:style-name="P1"><text:span text:style-name="T10">Alan Mathison Turin</text:span><text:span text:style-name="T9">g</text:span></text:p>
      <text:p text:style-name="P1"><text:span text:style-name="T14">Alan Mathison Turing</text:span><text:span text:style-name="T13">,</text:span><text:span text:style-name="T12"> Londres (1912-1954). Matemático, Computador Científico y Filósofo.</text:span></text:p>
      <text:p text:style-name="P1"><text:span text:style-name="T15">Considerado el padre de la </text:span><text:span text:style-name="T23">Ciencia de la Computación</text:span> y la computación digital moderna, fue el responsable por la formalización de la idea del computador de propósito general.</text:p>
      <text:p text:style-name="P1">Su trabajo en la <text:span text:style-name="T1">Teoría</text:span> de la Computación, la computabilidad y decidibilidad lo llevó a la creación del modelo computacional teórico conocido como Máquina de Turing, que hoy es sabido que es equivalente a cualquier otro, a través de la Tesis de Church-Turing.</text:p>
      <text:p text:style-name="P1">Trabaja junto a Norbert Weiner en el desarrollo de la cibernética. Esta rama de estudios se genera a partir de la demanda de sistemas de control que exige el progresivo desarrollo de las técnicas de producción a partir del siglo XX. La cibernética pretende establecer un sistema de comunicación entre el hombre y la máquina como premisa fundamental para administrar los sistemas de control. Sus estudios profundizaron es esta relación estableciendo el concepto de interfaz y cuestionando los límites de simulación del razonamiento humano.</text:p>
      <text:p text:style-name="P1">Todos los años, la ACM (Association for Computing Machinery) premia a individuos por su contribución para el progreso de la Ciencia de la Computación con el Premio Turing, nombrado en honor a Alan Turing.</text:p>
      <text:p text:style-name="P1">Prueba de Turing</text:p>
      <text:p text:style-name="P1">Se llama Prueba o Test de Turing al procedimiento desarrollado por Alan Turing para identificar la existencia de inteligencia en una máquina.</text:p>
      <text:p text:style-name="P1">Expuesto en 1950 en un artículo para la revista Mind (Computing Machinery and Inteligence), sigue siendo hoy día una de las cabezas de lanza de los defensores de la Inteligencia Artificial.</text:p>
      <text:p text:style-name="P1">Está fundamentado en la hipótesis positivista de que, si una máquina se comporta en todos los aspectos como inteligente, entonces debe ser inteligente.</text:p>
      <text:p text:style-name="P1">La prueba consiste en un desafío. La máquina ha de hacerse pasar por humana en una conversación con un hombre a través de una comunicación de texto estilo chat. Al sujeto no se le avisa si está hablando con una máquina o una persona. Si el sujeto es incapaz de determinar si la otra parte de la comunicación es humana o máquina, entonces se considera que la máquina ha alcanzado un determinado nivel de madurez: es inteligente. Todavía ninguna maquina puede pasar este examen en una experiencia con método científico.</text:p>
      <text:p text:style-name="P1">Existe una versión modificada, propuesta por Roger Penrose: la sala china. En esencia es igual, pero la ejecución del algoritmo la realizan personas encerradas en una habitación, se requiere que las personas de la habitación no conozcan el idioma en que se realiza la conversación.</text:p>
      <text:p text:style-name="P1">Pese a la brillantez de Penrose, esta modificación no aporta nada al problema, puesto que si los operadores consiguen comprender la conversación, lo <text:span text:style-name="T1">harían</text:span> gracias a su propia inteligencia, por otra parte, pese a lo aparentemente absurdo de la proposición, la sala podría pasar la prueba de <text:span text:style-name="T1">Turing</text:span> sin que los operadores hubieran comprendido nada de la convers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meta:creation-date>2004-04-14T00:41:29</meta:creation-date>
    <dc:date>2004-04-14T00:42:21</dc:date>
    <dc:language>es-ES</dc:language>
    <meta:editing-cycles>0</meta:editing-cycles>
    <meta:editing-duration>PT0S</meta:editing-duration>
    <meta:document-statistic meta:table-count="0" meta:image-count="0" meta:object-count="0" meta:page-count="1" meta:paragraph-count="14" meta:word-count="491" meta:character-count="3043" meta:non-whitespace-character-count="2566"/>
    <meta:user-defined meta:name="Info 1"/>
    <meta:user-defined meta:name="Info 2"/>
    <meta:user-defined meta:name="Info 3"/>
    <meta:user-defined meta:name="Info 4"/>
  </office:meta>
</office:document-meta>
</file>